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font-size="12pt" style:font-size-asian="12pt" style:font-size-complex="12pt"/>
    </style:style>
    <style:style style:name="P3" style:family="paragraph" style:parent-style-name="Standard">
      <style:paragraph-properties fo:line-height="200%" fo:text-align="start" style:justify-single-word="false"/>
      <style:text-properties fo:font-size="12pt" style:font-size-asian="12pt" style:font-size-complex="12pt"/>
    </style:style>
    <style:style style:name="P4" style:family="paragraph" style:parent-style-name="Text_20_body">
      <style:paragraph-properties fo:line-height="200%" fo:text-align="center" style:justify-single-word="false"/>
      <style:text-properties fo:font-variant="normal" fo:text-transform="none" fo:color="#565a5c" style:font-name="Lato" fo:font-size="13.5pt" fo:letter-spacing="normal" fo:font-style="normal" fo:font-weight="normal"/>
    </style:style>
    <style:style style:name="P5" style:family="paragraph" style:parent-style-name="Standard">
      <style:paragraph-properties fo:margin-left="0in" fo:margin-right="0.0598in" fo:line-height="200%" fo:text-align="start" style:justify-single-word="false" fo:text-indent="0in" style:auto-text-indent="false"/>
      <style:text-properties fo:font-size="12pt" style:font-size-asian="12pt"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fo:margin-left="0in" fo:margin-right="0in" fo:line-height="200%" fo:text-align="start" style:justify-single-word="false" fo:text-indent="0in" style:auto-text-indent="false" style:text-autospace="none"/>
      <style:text-properties fo:color="#000000" style:font-name="Times New Roman" fo:font-size="12pt" style:font-name-asian="Consolas" style:font-size-asian="12pt" style:font-name-complex="Consolas" style:font-size-complex="12pt"/>
    </style:style>
    <style:style style:name="P8" style:family="paragraph" style:parent-style-name="Standard">
      <style:paragraph-properties fo:margin-left="0in" fo:margin-right="0.0598in" fo:line-height="200%" fo:text-align="start" style:justify-single-word="false" fo:text-indent="0in" style:auto-text-indent="false"/>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Christopher Dechene</text:p>
      <text:p text:style-name="P2">Professor Alnaji</text:p>
      <text:p text:style-name="P2">CS-330-T5620 Comp Graphic and Visualization 22EW5</text:p>
      <text:p text:style-name="P2"/>
      <text:p text:style-name="P2"/>
      <text:p text:style-name="P4"/>
      <text:p text:style-name="P2"/>
      <text:p text:style-name="P2"/>
      <text:p text:style-name="P2"/>
      <text:p text:style-name="P2"/>
      <text:p text:style-name="P2"/>
      <text:p text:style-name="P3"><text:tab/></text:p>
      <text:p text:style-name="P3"/>
      <text:p text:style-name="P3"/>
      <text:p text:style-name="P5"><text:tab/></text:p>
      <text:p text:style-name="P8"><text:soft-page-break/><text:tab/>For this scene I decided to choose objects that had a lot of importance to me, primarially video games and bowling. Having a bowling ball was a nice way to add a simple but different kind of object into my scene. The other three objects were related to PlayStation one of and probably my most favorite game console growing up. I had the console itself, a game which is just a black cd disc, and a controller. I those the earlier style controller so I wouldn't have to deal with the thumbsticks on the pad. I wanted to stick to rendering simple objects and keep my scene as basic as I could so that I would be able to complete the project. I knew going in that I would have somewhat of a difficult time with the assignment and that ended up being the case. The PlayStation is a rectangular shape that needed some changes to the verts of a cube to render it properly. The cd I struggled with implementing other kinds of shapes and just ended up settling on a cylinder that I was able to make very thin in order to come close to the size of a cd. I could not figure out how to make a hole in the middle without removing the entire side of the cylinder. As for the controller I had to stick to making a rough shape with the controller base as the other verts I had implemented were not working and the handles were just two pyramids <text:s/>resting next to the other rectangle and laying them next to each other. Regarding the textures for the PlayStation and the controller I was able to edit them on photoshop and then increased the size of the photos so that they could be rendered as having too small of an image would cause the render to crash. </text:p>
      <text:p text:style-name="P8"><text:tab/>If the user would wish to navigate the scene to look around and change the camera the controlls are configured so that the mouse can move the camera angle and certain keys on the keyboard are programmed to move the camera in an angular motion. The following keys are W for forward, S for backward, A for left, and D for right. There is also the keys Q for up, and E for down. In order to do so a class is created called <text:tab/>void processInput. Then if statements are <text:soft-page-break/>created for each key and motion in order to map them to each direction. There is also an if else statement for changing the perspective of the camera as well with the key P. If pressed it changes the perspective to and orthographic perspective and then another press of the key will switch it back to the other perspective. </text:p>
      <text:p text:style-name="P8"><text:tab/>For the code itself there are different parts for building each section of the scene. You have the main OpenGl sections for initalizing the window and compiling the main shader and then you have the vertices for each point being rendered. There are about 100 verts so they are divided with green text in order to make it easier to read and tell which lines go with the objects. There are three main sections. The cube verts, the rectangular verts, and the pyramid verts. These are broken up so that they can be read and organized properly. Then after the verts we have the vertex arrays that need to be established for each object. To simplify each section is copied and then applied to each different VAO and VBO for the various objects. The same idea is applied with the different textures. There are 6 different textures and each is defined first and then each section is copied and then each different texture is applied to the code. Then we have the main render loop where each object is drawn, scaled, and rotated to match closely to the image of my scene taken weeks ago. Having each section of code organized keeps the code easy to read as well as functional and easy to navigate should any changes or issues need to be addressed. </text:p>
      <text:p text:style-name="P6"/>
      <text:p text:style-name="P6"/>
      <text:p text:style-name="P6"/>
      <text:p text:style-name="P6"/>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Dechene</meta:initial-creator>
    <meta:creation-date>2021-07-11T21:53:53.22</meta:creation-date>
    <dc:date>2022-06-19T22:12:35.40</dc:date>
    <dc:creator>Christopher Dechene</dc:creator>
    <meta:editing-duration>P1DT8H36M43S</meta:editing-duration>
    <meta:editing-cycles>41</meta:editing-cycles>
    <meta:generator>OpenOffice/4.1.5$Win32 OpenOffice.org_project/415m1$Build-9789</meta:generator>
    <meta:document-statistic meta:table-count="0" meta:image-count="0" meta:object-count="0" meta:page-count="3" meta:paragraph-count="9" meta:word-count="697" meta:character-count="3755"/>
  </office:meta>
</office:document-meta>
</file>